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93cm" fo:min-width="8.872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65cm" fo:min-width="8.872cm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279cm" fo:min-width="8.872cm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31cm" fo:min-width="4.002cm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59cm" fo:min-width="8.491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57cm" fo:min-width="8.491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57cm" fo:min-width="8.872cm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6cm" fo:min-width="8.491cm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56cm" fo:min-width="8.491cm" fo:padding-top="0.009cm" fo:padding-bottom="0.009cm" fo:padding-left="0.009cm" fo:padding-right="0.009cm"/>
    </style:style>
    <style:style style:name="gr10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b2b2b2" draw:textarea-horizontal-align="justify" draw:textarea-vertical-align="middle" draw:auto-grow-height="false" fo:min-height="0.367cm" fo:min-width="2.368cm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67cm" fo:min-width="2.359cm" fo:padding-top="0.009cm" fo:padding-bottom="0.009cm" fo:padding-left="0.009cm" fo:padding-right="0.009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style:font-name="Liberation Serif"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-color="#b2b2b2"/>
      <style:paragraph-properties fo:text-align="center"/>
      <style:text-properties style:font-name="Liberation Serif" fo:font-size="8pt" style:font-size-asian="8pt" style:font-size-complex="8pt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8.89cm" svg:height="1.411cm" svg:x="0cm" svg:y="0.481cm">
          <text:p text:style-name="P1"><text:span text:style-name="T1">Machine learning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383cm" svg:x="0cm" svg:y="1.892cm">
          <text:p text:style-name="P1"><text:span text:style-name="T1">Hardware abstraction 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89cm" svg:height="1.297cm" svg:x="0cm" svg:y="3.275cm">
          <text:p text:style-name="P1"><text:span text:style-name="T1">Hardware platform (Zynq SoC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2cm" svg:height="0.749cm" svg:x="0.282cm" svg:y="3.603cm">
          <text:p text:style-name="P3"><text:span text:style-name="T1">Programmable Logic (PL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477cm" svg:x="0.2cm" svg:y="1.312cm">
          <text:p text:style-name="P3"><text:span text:style-name="T2">TensorFlow Lite delegat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509cm" svg:height="0.475cm" svg:x="0.2cm" svg:y="0.764cm">
          <text:p text:style-name="P3"><text:span text:style-name="T2">TensorFlow Lite 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89cm" svg:height="0.475cm" svg:x="0cm" svg:y="0cm"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509cm" svg:height="0.478cm" svg:x="0.2cm" svg:y="2.71cm">
          <text:p text:style-name="P3"><text:span text:style-name="T2">Board support packag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8.509cm" svg:height="0.474cm" svg:x="0.2cm" svg:y="2.161cm">
          <text:p text:style-name="P3"><text:span text:style-name="T2">Hardware driv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2cm" svg:height="0.749cm" svg:x="4.582cm" svg:y="3.603cm">
          <text:p text:style-name="P3"><text:span text:style-name="T1">Processing System (PS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386cm" svg:height="0.385cm" svg:x="1.08cm" svg:y="3.867cm">
          <text:p text:style-name="P3"><text:span text:style-name="T2">Tensor Proces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377cm" svg:height="0.385cm" svg:x="5.389cm" svg:y="3.867cm">
          <text:p text:style-name="P3"><text:span text:style-name="T2">ARM Cortex-A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24T19:46:42.272956490</dc:date>
    <meta:editing-duration>PT2H24M2S</meta:editing-duration>
    <meta:editing-cycles>28</meta:editing-cycles>
    <meta:document-statistic meta:object-count="12"/>
  </office:meta>
</office:document-meta>
</file>